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style:line-height-at-least="0.529cm" fo:text-align="center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3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2"/>
    <style:style style:name="P10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style:line-height-at-least="0.529cm" fo:text-align="start" style:justify-single-word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3" style:family="paragraph" style:parent-style-name="Text_20_body" style:list-style-name="L1">
      <style:text-properties fo:color="#000000" style:font-name="Liberation Serif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<text:bookmark text:name="section-106.1"/>106.1 Install and configure X11</text:h>
      <text:p text:style-name="P4">Candidates should be able to install and configure X11.</text:p>
      <text:p text:style-name="P2"/>
      <text:p text:style-name="P5"/>
      <text:p text:style-name="P3"/>
      <text:p text:style-name="P6">/etc/X11/xorg.conf<text:line-break/><text:span text:style-name="T1">X configuration file<text:line-break/>can be found in /etc/ or /etc/X11 depending on the installed version</text:span></text:p>
      <text:p text:style-name="P7">newer distribs omit the configuration file and rely only on a runtime auto detection hardware<text:line-break/>usually it works but not always, so it's best ot generate a xorg.conf with Xorg -configure.<text:line-break/><text:line-break/>XFree86 4.x : file called XF86Config or XF86Config-4 found in /etc/X11 or /etc<text:line-break/>XFree84 3.3.6 and earlier : XF86Config found in /etc/X11 or /etc<text:line-break/><text:line-break/>R = xres × yres × bpp ÷ 8,388,608 <text:line-break/>RAM for resolution : R = 1280 × 1024 × 24 ÷ 8,388,608 = 3.75MB </text:p>
      <text:list xml:id="list21000935031" text:style-name="L1">
        <text:list-header>
          <text:p text:style-name="P13"/>
          <text:p text:style-name="P13">xhost</text:p>
          <text:p text:style-name="P13"/>
          <text:p text:style-name="P13">DISPLAY</text:p>
          <text:p text:style-name="P13"/>
          <text:p text:style-name="P13">xwininfo</text:p>
          <text:p text:style-name="P14">window information utility for X, gives info about a current window<text:line-break/></text:p>
          <text:p text:style-name="P13">xdpyinfo</text:p>
          <text:p text:style-name="P13"><text:span text:style-name="T1">get various info about X and the screen/display (screen in use, resolution in use, depth etc ...)</text:span><text:line-break/></text:p>
          <text:p text:style-name="P13">X</text:p>
        </text:list-header>
      </text:list>
      <text:p text:style-name="P5">X = X Window System : provides GUI (dialogs, menus, fonts etc …) and manages screen/mouse/display/keyboard etc …</text:p>
      <text:p text:style-name="P5">network enabled GUI</text:p>
      <text:p text:style-name="P5"/>
      <text:p text:style-name="P5">Other variants of X :<text:line-break/><text:line-break/>XFree86 : most used X server until 2004.<text:line-break/>X.org-X11 : virtually the same as XFree86 but licence changes, so as the configuration file and fonts location<text:line-break/>Accelerated-X : commercial version of X<text:line-break/><text:line-break/>X has for main role to provide drivers to video cards : sometimes the support is complete but it can be reduced as well (nvidia card supporting CUDA but X doesn't support it yet for this card), it is then useful to check the drivers on ATI's or nVidia's website. Sometimes, it is even an obligation to <text:soft-page-break/>reinstall the driver when the kernel is upgraded<text:line-break/><text:line-break/>There are configuration utilities :</text:p>
      <text:p text:style-name="P5">X itself : typing XFree86 -configure or Xorg-configure (root, no X running) respectively results in <text:line-break/>/root/XF86Config.new or /root/xorg.conf.new<text:line-break/>For distributions : system-config-display</text:p>
      <text:p text:style-name="P5">deprecated but can still work : xf86cfg or xorgcfg</text:p>
      <text:p text:style-name="P3"/>
      <text:p text:style-name="P3">fonts</text:p>
      <text:p text:style-name="P11">There are two types of fonts in Linux, the bitmap ones (containing multiples files for scales) and outline ones (auto-scaling, less optimised and not perfect).<text:line-break/>XFree86 3.3.6 and earlier supported only Type 1 from Adobe but not TrueType fonts from Apple.<text:line-break/>But now, XFree86 4.x and X.org-X11 support both.<text:line-break/><text:line-break/>Install fonts for XFree86 : /usr/X11R6/lib/X11/fonts/<text:line-break/>X.org-X11 : /usr/share/fonts  or /usr/share/X11/fonts<text:line-break/><text:line-break/>for commercial ones or downloded : /opt/fonts or /usr/local/fonts<text:line-break/>files are .pfa or .pfb for Type 1 type and .ttf for Appl's TrueType<text:line-break/><text:line-break/>mkfontscale and mkfontdir prepare a summary for new fonts</text:p>
      <text:p text:style-name="P3"/>
      <text:p text:style-name="P3">Objectives</text:p>
      <text:p text:style-name="P7">Verify that the video card and monitor are supported by an X server.</text:p>
      <text:list xml:id="list189778696" text:style-name="L2">
        <text:list-header>
          <text:p text:style-name="P9">Awareness of the X font server.</text:p>
          <text:p text:style-name="P9">Basic understanding and knowledge of the X Window configuration file.</text:p>
        </text:list-header>
      </text:list>
      <text:p text:style-name="P1"/>
      <text:p text:style-name="P3">Todo</text:p>
      <text:p text:style-name="P3"/>
      <text:p text:style-name="P3">Sources</text:p>
      <text:p text:style-name="P3"/>
      <text:p text:style-name="P3">Ques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9-26T09:57:36</meta:creation-date>
    <dc:date>2014-09-29T21:35:49</dc:date>
    <dc:creator>David </dc:creator>
    <meta:editing-duration>PT3H38M51S</meta:editing-duration>
    <meta:editing-cycles>56</meta:editing-cycles>
    <meta:generator>LibreOffice/3.5$Linux_X86_64 LibreOffice_project/350m1$Build-2</meta:generator>
    <meta:document-statistic meta:table-count="0" meta:image-count="0" meta:object-count="0" meta:page-count="2" meta:paragraph-count="25" meta:word-count="436" meta:character-count="2607" meta:non-whitespace-character-count="2190"/>
  </office:meta>
</office:document-meta>
</file>